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FMono-Regular" svg:font-family="SFMono-Regular, Consolas, 'Liberation Mono', Menlo, monospace"/>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Text_20_body">
      <style:paragraph-properties fo:margin-top="0in" fo:margin-bottom="0in"/>
    </style:style>
    <style:style style:name="P3" style:family="paragraph" style:parent-style-name="Heading_20_2">
      <style:paragraph-properties fo:break-before="page"/>
    </style:style>
    <style:style style:name="P4" style:family="paragraph" style:parent-style-name="Heading_20_3">
      <style:paragraph-properties fo:margin-top="0in" fo:margin-bottom="0.1in"/>
    </style:style>
    <style:style style:name="P5" style:family="paragraph" style:parent-style-name="Horizontal_20_Line">
      <style:paragraph-properties fo:margin-top="0in" fo:margin-bottom="0.1in"/>
    </style:style>
    <style:style style:name="P6" style:family="paragraph" style:parent-style-name="First_20_paragraph">
      <style:paragraph-properties fo:margin-top="0in" fo:margin-bottom="0.1in"/>
    </style:style>
    <style:style style:name="P7" style:family="paragraph" style:parent-style-name="Text_20_body">
      <style:paragraph-properties fo:margin-top="0in" fo:margin-bottom="0.1in"/>
    </style:style>
    <style:style style:name="P8" style:family="paragraph" style:parent-style-name="Text_20_body">
      <style:paragraph-properties fo:margin-top="0in" fo:margin-bottom="0.1in"/>
      <style:text-properties style:text-underline-style="solid" style:text-underline-width="auto" style:text-underline-color="font-color"/>
    </style:style>
    <style:style style:name="P9" style:family="paragraph" style:parent-style-name="Text_20_body">
      <style:paragraph-properties fo:margin-top="0in" fo:margin-bottom="0.1in"/>
      <style:text-properties style:font-name="CMU Serif Extra1" fo:font-weight="bold" style:font-weight-asian="bold" style:font-weight-complex="bold"/>
    </style:style>
    <style:style style:name="P10" style:family="paragraph" style:parent-style-name="Text_20_body">
      <style:paragraph-properties fo:margin-top="0in" fo:margin-bottom="0.1in"/>
      <style:text-properties fo:font-style="italic" style:font-style-asian="italic" style:font-style-complex="italic"/>
    </style:style>
    <style:style style:name="P11" style:family="paragraph" style:parent-style-name="Text_20_body">
      <style:paragraph-properties fo:margin-top="0in" fo:margin-bottom="0.1in" fo:break-before="page"/>
      <style:text-properties style:text-underline-style="solid" style:text-underline-width="auto" style:text-underline-color="font-color"/>
    </style:style>
    <style:style style:name="P12" style:family="paragraph" style:parent-style-name="Preformatted_20_Text">
      <style:paragraph-properties fo:margin-left="0.5in" fo:margin-right="0in" fo:text-indent="0in" style:auto-text-indent="false"/>
    </style:style>
    <style:style style:name="P13" style:family="paragraph" style:parent-style-name="Preformatted_20_Text">
      <style:paragraph-properties fo:margin-left="0.5in" fo:margin-right="0in" fo:margin-top="0in" fo:margin-bottom="0.1in" fo:text-indent="0in" style:auto-text-indent="false"/>
    </style:style>
    <style:style style:name="P14" style:family="paragraph" style:parent-style-name="Horizontal_20_Line">
      <style:paragraph-properties fo:margin-left="0.25in" fo:margin-right="0in" fo:margin-top="0in" fo:margin-bottom="0in" fo:text-indent="-0.25in" style:auto-text-indent="false"/>
      <style:text-properties fo:color="#000000" style:font-name="CMU Serif3" fo:font-size="11pt" fo:font-weight="bold" style:font-size-asian="11pt" style:font-weight-asian="bold" style:font-size-complex="11pt" style:font-weight-complex="bold"/>
    </style:style>
    <style:style style:name="P15" style:family="paragraph" style:parent-style-name="Text_20_body">
      <style:paragraph-properties fo:margin-left="0.25in" fo:margin-right="0in" fo:margin-top="0in" fo:margin-bottom="0.1in" fo:text-indent="-0.25in" style:auto-text-indent="false"/>
    </style:style>
    <style:style style:name="P16" style:family="paragraph" style:parent-style-name="First_20_paragraph">
      <style:paragraph-properties fo:margin-top="0in" fo:margin-bottom="0.0799in"/>
      <style:text-properties fo:font-size="14pt" style:font-size-asian="14pt" style:font-size-complex="14pt"/>
    </style:style>
    <style:style style:name="P17" style:family="paragraph" style:parent-style-name="Text_20_body">
      <style:text-properties style:text-underline-style="solid" style:text-underline-width="auto" style:text-underline-color="font-color"/>
    </style:style>
    <style:style style:name="P18" style:family="paragraph" style:parent-style-name="Text_20_body">
      <style:paragraph-properties fo:margin-top="0in" fo:margin-bottom="0.0402in"/>
    </style:style>
    <style:style style:name="P19" style:family="paragraph" style:parent-style-name="Text_20_body">
      <style:paragraph-properties fo:margin-top="0in" fo:margin-bottom="0.0598in"/>
    </style:style>
    <style:style style:name="P20" style:family="paragraph" style:parent-style-name="Text_20_body" style:list-style-name="L2"/>
    <style:style style:name="P21" style:family="paragraph" style:parent-style-name="Text_20_body" style:list-style-name="L2">
      <style:paragraph-properties fo:margin-top="0in" fo:margin-bottom="0in"/>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Text_20_body" style:list-style-name="L5">
      <style:paragraph-properties fo:margin-top="0in" fo:margin-bottom="0in"/>
    </style:style>
    <style:style style:name="P25" style:family="paragraph" style:parent-style-name="Text_20_body" style:list-style-name="L6">
      <style:paragraph-properties fo:margin-top="0in" fo:margin-bottom="0in"/>
    </style:style>
    <style:style style:name="P26" style:family="paragraph" style:parent-style-name="Text_20_body" style:list-style-name="L7">
      <style:paragraph-properties fo:margin-top="0in" fo:margin-bottom="0in"/>
    </style:style>
    <style:style style:name="P27" style:family="paragraph" style:parent-style-name="Text_20_body" style:list-style-name="L8">
      <style:paragraph-properties fo:margin-top="0in" fo:margin-bottom="0in"/>
      <style:text-properties fo:letter-spacing="-0.0028in"/>
    </style:style>
    <style:style style:name="P28" style:family="paragraph" style:parent-style-name="Text_20_body" style:list-style-name="L8">
      <style:paragraph-properties fo:margin-top="0in" fo:margin-bottom="0in"/>
    </style:style>
    <style:style style:name="P29" style:family="paragraph" style:parent-style-name="Text_20_body" style:list-style-name="L9">
      <style:paragraph-properties fo:margin-top="0in" fo:margin-bottom="0in"/>
    </style:style>
    <style:style style:name="P30" style:family="paragraph" style:parent-style-name="Text_20_body" style:list-style-name="L10">
      <style:paragraph-properties fo:margin-top="0in" fo:margin-bottom="0in"/>
    </style:style>
    <style:style style:name="P31" style:family="paragraph" style:parent-style-name="Text_20_body" style:list-style-name="L11">
      <style:paragraph-properties fo:margin-top="0in" fo:margin-bottom="0in"/>
    </style:style>
    <style:style style:name="P32" style:family="paragraph" style:parent-style-name="Text_20_body" style:list-style-name="L12">
      <style:paragraph-properties fo:margin-top="0in" fo:margin-bottom="0in"/>
    </style:style>
    <style:style style:name="P33" style:family="paragraph" style:parent-style-name="Text_20_body" style:list-style-name="L3">
      <style:paragraph-properties fo:margin-top="0in" fo:margin-bottom="0.1in"/>
    </style:style>
    <style:style style:name="P34" style:family="paragraph" style:parent-style-name="Text_20_body" style:list-style-name="L4">
      <style:paragraph-properties fo:margin-top="0in" fo:margin-bottom="0.1in"/>
    </style:style>
    <style:style style:name="P35" style:family="paragraph" style:parent-style-name="Text_20_body" style:list-style-name="L5">
      <style:paragraph-properties fo:margin-top="0in" fo:margin-bottom="0.1in"/>
    </style:style>
    <style:style style:name="P36" style:family="paragraph" style:parent-style-name="Text_20_body" style:list-style-name="L6">
      <style:paragraph-properties fo:margin-top="0in" fo:margin-bottom="0.1in"/>
    </style:style>
    <style:style style:name="P37" style:family="paragraph" style:parent-style-name="Text_20_body" style:list-style-name="L7">
      <style:paragraph-properties fo:margin-top="0in" fo:margin-bottom="0.1in"/>
      <style:text-properties fo:letter-spacing="-0.0016in"/>
    </style:style>
    <style:style style:name="P38" style:family="paragraph" style:parent-style-name="Text_20_body" style:list-style-name="L10">
      <style:paragraph-properties fo:margin-top="0in" fo:margin-bottom="0.1in"/>
    </style:style>
    <style:style style:name="P39" style:family="paragraph" style:parent-style-name="Text_20_body" style:list-style-name="L11">
      <style:paragraph-properties fo:margin-top="0in" fo:margin-bottom="0.1in"/>
    </style:style>
    <style:style style:name="P40" style:family="paragraph" style:parent-style-name="Text_20_body" style:list-style-name="L12">
      <style:paragraph-properties fo:margin-top="0in" fo:margin-bottom="0.1in"/>
    </style:style>
    <style:style style:name="P41" style:family="paragraph" style:parent-style-name="Heading_20_1a_20_Sub_20_WoT" style:list-style-name="L1"/>
    <style:style style:name="P42" style:family="paragraph" style:parent-style-name="Heading_20_1b_20_Sub_20_Author" style:list-style-name="L1"/>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CMU Serif3" fo:font-size="10pt" fo:font-style="normal" fo:font-weight="normal" style:font-size-asian="10pt" style:font-style-asian="normal" style:font-weight-asian="normal" style:font-size-complex="10pt" style:font-style-complex="normal" style:font-weight-complex="normal"/>
    </style:style>
    <style:style style:name="T4" style:family="text">
      <style:text-properties fo:font-style="normal" style:font-style-asian="normal" style:font-style-complex="normal"/>
    </style:style>
    <style:style style:name="T5" style:family="text">
      <style:text-properties style:text-position="super 58%"/>
    </style:style>
    <style:style style:name="T6" style:family="text">
      <style:text-properties style:text-position="super 58%" fo:font-style="italic" style:font-style-asian="italic" style:font-style-complex="italic"/>
    </style:style>
    <style:style style:name="T7" style:family="text">
      <style:text-properties style:font-name="CMU Serif Extra1"/>
    </style:style>
    <style:style style:name="T8" style:family="text">
      <style:text-properties style:font-name="CMU Serif Extra1" fo:font-weight="bold" style:font-weight-asian="bold" style:font-weight-complex="bold"/>
    </style:style>
    <style:style style:name="T9" style:family="text">
      <style:text-properties style:font-name="CMU Serif Extra" fo:font-weight="bold"/>
    </style:style>
    <style:style style:name="T10" style:family="text">
      <style:text-properties fo:font-variant="normal" fo:text-transform="none" fo:color="#24292e" style:font-name="SFMono-Regular" fo:font-size="7.94999980926514pt" fo:letter-spacing="normal" fo:font-style="normal" fo:font-weight="normal"/>
    </style:style>
    <style:style style:name="T11" style:family="text">
      <style:text-properties fo:font-variant="normal" fo:text-transform="none" fo:color="#24292e" style:font-name="SFMono-Regular" fo:font-size="7.94999980926514pt" fo:letter-spacing="normal" fo:font-style="normal" fo:font-weight="normal" fo:background-color="#acf2bd"/>
    </style:style>
    <style:style style:name="T12" style:family="text">
      <style:text-properties fo:font-variant="normal" fo:text-transform="none" fo:color="#24292e" fo:letter-spacing="normal" fo:background-color="#acf2bd"/>
    </style:style>
    <style:style style:name="fr1" style:family="graphic" style:parent-style-name="Graphics">
      <style:graphic-properties fo:margin-top="0.1in" fo:margin-bottom="0.1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Using OpenID Connect Self-Issued <text:s text:c="14"/>to Achieve DID Auth</text:p>
      <text:list xml:id="list3303259839354897495" text:style-name="L1">
        <text:list-header>
          <text:p text:style-name="P41">a white paper from Rebooting the Web of Trust VIII</text:p>
          <text:p text:style-name="P42">by Ivan Basart, Egido Casati, Michael B. Jones, Andrés Junge, <text:s text:c="30"/>David Stark, Oliver Terbu, and Dmitri Zagidulin</text:p>
        </text:list-header>
      </text:list>
      <text:h text:style-name="Heading_20_2" text:outline-level="2">Abstract</text:h>
      <text:p text:style-name="First_20_paragraph">Proving control of a DID requires proving ownership of a private key corresponding to a public key for the DID. Of course, this could be done with a new DID-specific protocol. However, standard protocols for proving ownership of a public/private key pair already exist.</text:p>
      <text:p text:style-name="Text_20_body">This paper describes how to reuse the Self-Issued OpenID Connect (SIOP) specification and related protocol messages to prove control of a DID. It describes both why and how to do this. Related topics, such as release of claims, are also touched upon.</text:p>
      <text:h text:style-name="Heading_20_2" text:outline-level="2"><draw:frame draw:style-name="fr1" draw:name="graphics1" text:anchor-type="paragraph" svg:x="0in" svg:y="2.2543in" svg:width="7in" svg:height="2.7992in" draw:z-index="0"><draw:image xlink:href="../../../../../../Dropbox/RWOT/Sponsor%20Logo%20Boxes/sponsors-rwt8.png" xlink:type="simple" xlink:show="embed" xlink:actuate="onLoad"/></draw:frame>Terminology</text:h>
      <text:p text:style-name="First_20_paragraph">The following terminology is used in this paper:</text:p>
      <text:list xml:id="list8710161368608931470" text:style-name="L2">
        <text:list-item>
          <text:p text:style-name="P21">OP - OpenID Connect Identity Provider. An entity that issues authentication-related assertions (such as ID Tokens).</text:p>
        </text:list-item>
        <text:list-item>
          <text:p text:style-name="P21">SIOP - Self-Issued OpenID Connect Provider. A personal, self-hosted Identity Provider that issue self-signed assertions.</text:p>
        </text:list-item>
        <text:list-item>
          <text:p text:style-name="P21">RP - Relying Party, an application or service that relies on the Identity Provider's assertions.</text:p>
        </text:list-item>
        <text:list-item>
          <text:p text:style-name="P20">DID - Decentralized Identifier.</text:p>
        </text:list-item>
      </text:list>
      <text:h text:style-name="Heading_20_2" text:outline-level="2"><text:soft-page-break/>Background and Motivations</text:h>
      <text:p text:style-name="First_20_paragraph">OpenID Connect is a widely used JSON/REST-based identity protocol. <text:a xlink:type="simple" xlink:href="https://openid.net/specs/openid-connect-core-1_0.html#SelfIssued" text:style-name="Internet_20_link" text:visited-style-name="Visited_20_Internet_20_Link"><text:span text:style-name="Definition">Section 7</text:span></text:a> of the <text:a xlink:type="simple" xlink:href="https://openid.net/specs/openid-connect-core-1_0.html" text:style-name="Internet_20_link" text:visited-style-name="Visited_20_Internet_20_Link"><text:span text:style-name="Definition">OpenID Connect Core</text:span></text:a> specification defines how to authenticate using an identity that you control yourself, which is represented by a public key. The authentication protocol messages prove that you are in possession of the private key corresponding to the public key.</text:p>
      <text:p text:style-name="Text_20_body">We believe that using the SIOP functionality to prove ownership of a DID has multiple advantages. It reuses existing functionality, possibly accelerating adoption relative to approaches utilizing new custom protocols.</text:p>
      <text:h text:style-name="Heading_20_2" text:outline-level="2">Use Cases</text:h>
      <text:p text:style-name="First_20_paragraph">This paper addresses the following use cases:</text:p>
      <text:list xml:id="list2105589226581288445" text:style-name="L3">
        <text:list-item>
          <text:p text:style-name="P22">Authenticate with (sign into) an RP (relying party / client app)</text:p>
        </text:list-item>
        <text:list-item>
          <text:p text:style-name="P22">Authenticate with (sign into) an RP with a DID</text:p>
        </text:list-item>
        <text:list-item>
          <text:p text:style-name="P33"><text:a xlink:type="simple" xlink:href="#presentation-of-claims" text:style-name="Internet_20_link" text:visited-style-name="Visited_20_Internet_20_Link"><text:span text:style-name="Definition">Presentation of claims</text:span></text:a></text:p>
        </text:list-item>
      </text:list>
      <text:h text:style-name="Heading_20_2" text:outline-level="2">Non-Goals / Out of Scope</text:h>
      <text:p text:style-name="First_20_paragraph">The following are Non-Goals for this paper:</text:p>
      <text:list xml:id="list189248810648804670" text:style-name="L4">
        <text:list-item>
          <text:p text:style-name="P23">Using DID Auth for <text:span text:style-name="T1">local</text:span><text:span text:style-name="T1"> </text:span><text:span text:style-name="T1">authentication</text:span> of user to the Self-Issued OpenID Provider (should be self-evident, no spec needed)</text:p>
        </text:list-item>
        <text:list-item>
          <text:p text:style-name="P23">Exchange of verifiable claims (merits separate paper / specs)</text:p>
        </text:list-item>
        <text:list-item>
          <text:p text:style-name="P23">Zero Knowledge Proofs (could be added by experts in the field)</text:p>
        </text:list-item>
        <text:list-item>
          <text:p text:style-name="P34">Issuing access tokens to resources</text:p>
        </text:list-item>
      </text:list>
      <text:h text:style-name="Heading_20_2" text:outline-level="2">Nature of the Design Decisions</text:h>
      <text:p text:style-name="First_20_paragraph">This paper is guided by the following set of motivations and design decisions:</text:p>
      <text:list xml:id="list6226058953565835210" text:style-name="L5">
        <text:list-item>
          <text:p text:style-name="P24">Reuse existing specs whenever possible.</text:p>
        </text:list-item>
        <text:list-item>
          <text:p text:style-name="P24">Remain compatible with existing specs that are reused.</text:p>
        </text:list-item>
        <text:list-item>
          <text:p text:style-name="P35">Layer DID Auth functionality such that it can be added incrementally without breaking existing uses of the self-issued functionality.</text:p>
        </text:list-item>
      </text:list>
      <text:h text:style-name="Heading_20_2" text:outline-level="2">How to Prove Control of a DID</text:h>
      <text:h text:style-name="Heading_20_3" text:outline-level="3">Keys Used</text:h>
      <text:p text:style-name="First_20_paragraph">For purposes of DID Authentication, the self-issued key (see the <text:span text:style-name="T2">sub_jwk</text:span> in the <text:a xlink:type="simple" xlink:href="#authorization-response" text:style-name="Internet_20_link" text:visited-style-name="Visited_20_Internet_20_Link"><text:span text:style-name="Definition">Authorization Response</text:span></text:a> below) used in the response must be present in the <text:a xlink:type="simple" xlink:href="https://w3c-ccg.github.io/did-spec/#authentication" text:style-name="Internet_20_link" text:visited-style-name="Visited_20_Internet_20_Link"><text:span text:style-name="Definition">Authentication Section</text:span></text:a> of the DID Document.</text:p>
      <text:h text:style-name="Heading_20_3" text:outline-level="3"><text:soft-page-break/>Authorization Request</text:h>
      <text:p text:style-name="First_20_paragraph">The protocol for making an Authorization Request is almost identical to the one outlined in the <text:a xlink:type="simple" xlink:href="https://openid.net/specs/openid-connect-core-1_0.html#SelfIssuedRequest" text:style-name="Internet_20_link" text:visited-style-name="Visited_20_Internet_20_Link"><text:span text:style-name="Definition">SIOP Request</text:span></text:a> spec.</text:p>
      <text:p text:style-name="Text_20_body">To indicate that the client wants a DID in the response, the request <text:span text:style-name="T2">scope</text:span> parameter must include <text:span text:style-name="T2">did_authn</text:span> (in addition to the required <text:span text:style-name="T2">openid</text:span> scope).</text:p>
      <text:p text:style-name="P8">Request Example:</text:p>
      <text:p text:style-name="P12">openid://?response_type=id_token</text:p>
      <text:p text:style-name="P12"><text:s text:c="4"/>&amp;client_id=https%3A%2F%2Frp.example.com%2Fcb</text:p>
      <text:p text:style-name="P12"><text:s text:c="4"/>&amp;response_type=id_token&amp;client_id=https%3A%2F%2Fmy.rp.com%2Fcb</text:p>
      <text:p text:style-name="P12"><text:s text:c="4"/>&amp;scope=openid%20did_authn</text:p>
      <text:p text:style-name="P13"><text:s text:c="4"/>&amp;nonce=n-0S6_WzA2Mj&amp;scope=openid%20did_authn</text:p>
      <text:p text:style-name="First_20_paragraph">An example of a JWT payload of a <text:a xlink:type="simple" xlink:href="https://openid.net/specs/openid-connect-core-1_0.html#RequestObject" text:style-name="Internet_20_link" text:visited-style-name="Visited_20_Internet_20_Link"><text:span text:style-name="Definition">Request Object</text:span></text:a>:</text:p>
      <text:p text:style-name="P12">{</text:p>
      <text:p text:style-name="P12"><text:s text:c="3"/>"alg": "ES256K",</text:p>
      <text:p text:style-name="P12"><text:s text:c="3"/>"typ": "JWT",</text:p>
      <text:p text:style-name="P12"><text:s text:c="3"/>"kid": "did:example:0xab#veri-key1"</text:p>
      <text:p text:style-name="P12">}</text:p>
      <text:p text:style-name="P12">{</text:p>
      <text:p text:style-name="P12"><text:s text:c="4"/>"iss": "did:example:0xab",</text:p>
      <text:p text:style-name="P12"><text:s text:c="4"/>"response_type": "id_token",</text:p>
      <text:p text:style-name="P12"><text:s text:c="4"/>"client_id": "https://my.rp.com/cb",</text:p>
      <text:p text:style-name="P12"><text:s text:c="4"/>"scope": "openid did_authn",</text:p>
      <text:p text:style-name="P12"><text:s text:c="4"/>"nonce": "n-0S6_WzA2Mj",</text:p>
      <text:p text:style-name="P12"><text:s text:c="4"/>"registration" : {</text:p>
      <text:p text:style-name="P12"><text:s text:c="8"/>"request_object_signing_alg" : "ES256K",</text:p>
      <text:p text:style-name="P12"><text:s text:c="8"/>"jwks_uri" : "did:example:0xab",</text:p>
      <text:p text:style-name="P12"><text:s text:c="8"/>"id_token_signed_response_alg" : [ "ES256K", "Ed25519", "RS256" ],</text:p>
      <text:p text:style-name="P12"><text:s text:c="4"/>}</text:p>
      <text:p text:style-name="P13">}</text:p>
      <text:h text:style-name="Heading_20_3" text:outline-level="3">Authorization Response</text:h>
      <text:p text:style-name="First_20_paragraph">The format for the SIOP DID Auth response is almost identical to the one described in the <text:a xlink:type="simple" xlink:href="https://openid.net/specs/openid-connect-core-1_0.html#SelfIssuedResponse" text:style-name="Internet_20_link" text:visited-style-name="Visited_20_Internet_20_Link"><text:span text:style-name="Definition">SIOP Response</text:span></text:a> definition, with the following additional considerations:</text:p>
      <text:list xml:id="list4194107825362421969" text:style-name="L6">
        <text:list-item>
          <text:p text:style-name="P25">The ID Token will have an additional <text:span text:style-name="T2">did</text:span> claim, which will contain the DID of the subject.</text:p>
        </text:list-item>
        <text:list-item>
          <text:p text:style-name="P36">Note that the <text:span text:style-name="T2">sub</text:span> claim is a <text:span text:style-name="T2">base64url</text:span> encoding of the <text:a xlink:type="simple" xlink:href="https://tools.ietf.org/html/draft-jones-jose-jwk-thumbprint-01" text:style-name="Internet_20_link" text:visited-style-name="Visited_20_Internet_20_Link"><text:span text:style-name="Definition">JWK Thumbprint</text:span></text:a>, as required by OpenID Connect Core Section 7.</text:p>
        </text:list-item>
      </text:list>
      <text:p text:style-name="P17"/>
      <text:p text:style-name="P11">Authorization Response Example:</text:p>
      <text:p text:style-name="P12">{</text:p>
      <text:p text:style-name="P12"><text:s text:c="3"/>"alg": "ES256K",</text:p>
      <text:p text:style-name="P12"><text:s text:c="3"/>"typ": "JWT"</text:p>
      <text:p text:style-name="P12">}</text:p>
      <text:p text:style-name="P12">{</text:p>
      <text:p text:style-name="P12"><text:s text:c="3"/>"iss": "https://self-issued.me",</text:p>
      <text:p text:style-name="P12"><text:s text:c="3"/>"nonce": "n-0S6_WzA2Mj",</text:p>
      <text:p text:style-name="P12"><text:s text:c="3"/>"exp": 1311281970,</text:p>
      <text:p text:style-name="P12"><text:s text:c="3"/>"iat": 1311280970,</text:p>
      <text:p text:style-name="P12"><text:s text:c="3"/>"sub_jwk" : {</text:p>
      <text:p text:style-name="P12"><text:s text:c="6"/>"crv":"P-256K",</text:p>
      <text:p text:style-name="P12"><text:s text:c="6"/>"kid":"did:example:0xcd#verikey-1",</text:p>
      <text:p text:style-name="P12"><text:s text:c="6"/>"kty":"EC",</text:p>
      <text:p text:style-name="P12"><text:s text:c="6"/>"x":"7KEKZa5xJPh7WVqHJyUpb2MgEe3nA8Rk7eUlXsmBl-M",</text:p>
      <text:p text:style-name="P12"><text:s text:c="6"/>"y":"3zIgl_ml4RhapyEm5J7lvU-4f5jiBvZr4KgxUjEhl9o"</text:p>
      <text:p text:style-name="P12"><text:s text:c="3"/>},</text:p>
      <text:p text:style-name="P12"><text:s text:c="3"/>"sub": "9-aYUQ7mgL2SWQ_LNTeVN2rtw7xFP-3Y2EO9WV22cF0",</text:p>
      <text:p text:style-name="P12"><text:s text:c="3"/>"did" : "did:example:0xcd"</text:p>
      <text:p text:style-name="P13">}</text:p>
      <text:h text:style-name="P4" text:outline-level="3">DID Validation</text:h>
      <text:p text:style-name="P6"><text:span text:style-name="T1">Note:</text:span> This section is specifically for the DID Auth use case, and is implemented as an additional separate layer above the regular SIOP flow.</text:p>
      <text:p text:style-name="P7">When using this flow the client must validate the response as follows:</text:p>
      <text:list xml:id="list4560437656982454504" text:style-name="L7">
        <text:list-item>
          <text:p text:style-name="P26">Verify that the response is a valid <text:a xlink:type="simple" xlink:href="https://openid.net/specs/openid-connect-core-1_0.html#SelfIssuedResponse" text:style-name="Internet_20_link" text:visited-style-name="Visited_20_Internet_20_Link"><text:span text:style-name="Definition">SIOP Response</text:span></text:a><text:span text:style-name="Definition"> definition</text:span>, and perform the required <text:a xlink:type="simple" xlink:href="https://openid.net/specs/openid-connect-core-1_0.html#SelfIssuedValidation" text:style-name="Internet_20_link" text:visited-style-name="Visited_20_Internet_20_Link"><text:span text:style-name="Definition">Self-Issued ID Token Validation steps</text:span></text:a>.</text:p>
        </text:list-item>
        <text:list-item>
          <text:p text:style-name="P26">Verify that the ID Token returned contains the additional attribute <text:span text:style-name="T2">did</text:span> and that it is a valid DID format. (Conforms to the ABNF rules of the DID spec). Note: If the ID Token does not contain a <text:span text:style-name="T2">did</text:span> attribute, it may still be a valid SIOP ID Token, but it is not a valid DID Auth response.</text:p>
        </text:list-item>
        <text:list-item>
          <text:p text:style-name="P26">Perform a <text:a xlink:type="simple" xlink:href="https://w3c-ccg.github.io/did-resolution/" text:style-name="Internet_20_link" text:visited-style-name="Visited_20_Internet_20_Link"><text:span text:style-name="Definition">DID Resolution</text:span></text:a> operation. (The specifics vary by individual DID method, but typically involves using a resolver to retrieve the DID document specified by the <text:span text:style-name="T2">did</text:span> claim in the ID Token.)</text:p>
        </text:list-item>
        <text:list-item>
          <text:p text:style-name="P26">(Optional, DID method specific) Check that the DID Document is not expired or revoked.</text:p>
        </text:list-item>
        <text:list-item>
          <text:p text:style-name="P26">Verify that the self-issued key used to sign the response (specified in the <text:span text:style-name="T2">sub_jwk</text:span> claim) is present in the <text:span text:style-name="T2">authentication</text:span> attribute of the DID Document and is not expired or revoked. The key specified in the DID Document can be in various formats and they must be converted to a common format to compare. This conversion is out of scope of this document.</text:p>
        </text:list-item>
        <text:list-item>
          <text:p text:style-name="P37">Verify that the algorithm used to sign the ID Token (specified in the ID Token header <text:span text:style-name="T2">alg</text:span> claim) matches the algorithm of the corresponding key in the DID Document. Note that the <text:span text:style-name="T2">alg</text:span> attribute and the DID Document key may be represented using different serialization formats, and will have to be converted to a common format before doing a comparison. This conversion is out of scope of this document.</text:p>
        </text:list-item>
      </text:list>
      <text:h text:style-name="Heading_20_2" text:outline-level="2"><text:soft-page-break/>Relationship to Other OpenID Connect Features</text:h>
      <text:h text:style-name="Heading_20_3" text:outline-level="3">Provider Selection via DID Document</text:h>
      <text:p text:style-name="First_20_paragraph">A DID Document could optionally contain (in the <text:a xlink:type="simple" xlink:href="https://w3c-ccg.github.io/did-spec/#service-endpoints" text:style-name="Internet_20_link" text:visited-style-name="Visited_20_Internet_20_Link"><text:span text:style-name="Definition">Service Endpoints section</text:span></text:a>) the user’s preferred OpenID Connect Provider (or a set of preferred providers). This is useful for situations where a user’s DID is already known by the RP (or transmitted out of band).</text:p>
      <text:p text:style-name="Text_20_body">Example of an OpenID Connect Provider in the <text:span text:style-name="T2">service</text:span> endpoint section of a DID Document:</text:p>
      <text:p text:style-name="P12">{</text:p>
      <text:p text:style-name="P12"><text:s text:c="2"/>…</text:p>
      <text:p text:style-name="P12"><text:s text:c="2"/>"service": [</text:p>
      <text:p text:style-name="P12"><text:s text:c="4"/>{</text:p>
      <text:p text:style-name="P12"><text:s text:c="7"/>"id": "did:example:123456789abcdefghi#openid",</text:p>
      <text:p text:style-name="P12"><text:s text:c="7"/>"type": "OpenIdConnectVersion1.0Service",</text:p>
      <text:p text:style-name="P12"><text:s text:c="7"/>"serviceEndpoint": "https://openid.example.com/"</text:p>
      <text:p text:style-name="P12"><text:s text:c="4"/>}</text:p>
      <text:p text:style-name="P12"><text:s text:c="2"/>]</text:p>
      <text:p text:style-name="P13">}</text:p>
      <text:h text:style-name="Heading_20_3" text:outline-level="3">Provider Discovery</text:h>
      <text:p text:style-name="First_20_paragraph">The SIOP Provider Discovery process uses a <text:a xlink:type="simple" xlink:href="https://openid.net/specs/openid-connect-core-1_0.html#SelfIssuedDiscovery" text:style-name="Internet_20_link" text:visited-style-name="Visited_20_Internet_20_Link"><text:span text:style-name="Definition">static configuration document</text:span></text:a>.</text:p>
      <text:p text:style-name="Text_20_body">Although this static configuration spec only mentions the RS256 crypto algorithm, implementers should keep in mind that other algorithms, such as Ed25519 and ES256K, are more commonly used in the SSI community and may be used in the SIOP DID Auth flow.</text:p>
      <text:h text:style-name="Heading_20_4" text:outline-level="4">Providing Client Meta-Data</text:h>
      <text:p text:style-name="First_20_paragraph">Certain use cases require that the RP (client app) provides the OP (identity provider) with additional metadata relevant to the authorization process, such as to exchange the RP’s public encryption keys (for encryption of ID Tokens). Since the SIOP flow does not have a Dynamic Registration step, the RP can provide this metadata during the Authorization Request using the optional <text:a xlink:type="simple" xlink:href="https://openid.net/specs/openid-connect-core-1_0.html#RegistrationParameter" text:style-name="Internet_20_link" text:visited-style-name="Visited_20_Internet_20_Link"><text:span text:style-name="Definition"><text:span text:style-name="T2">registration</text:span></text:span></text:a><text:a xlink:type="simple" xlink:href="https://openid.net/specs/openid-connect-core-1_0.html#RegistrationParameter" text:style-name="Internet_20_link" text:visited-style-name="Visited_20_Internet_20_Link"><text:span text:style-name="Definition"> parameter</text:span></text:a>.</text:p>
      <text:list xml:id="list1379331402494995570" text:style-name="L8">
        <text:list-item>
          <text:p text:style-name="P27">If the RP (client app) has its own DID, this may be contained in the <text:span text:style-name="T2">iss</text:span> claim of the Authorization Request.</text:p>
        </text:list-item>
        <text:list-item>
          <text:p text:style-name="P28">If the RP has a DID, keys used to encrypt content to that DID could be advertised in the RP’s <text:span text:style-name="T2">jwk_set</text:span> or <text:span text:style-name="T2">jwk_uri</text:span> parameters if encrypted ID Tokens are being used.</text:p>
        </text:list-item>
        <text:list-item>
          <text:p text:style-name="P28">Other client meta-data can be provided using the registration request parameter to indicate the crypto algorithm that the client supports.</text:p>
        </text:list-item>
      </text:list>
      <text:h text:style-name="Heading_20_3" text:outline-level="3">Presentation of Claims</text:h>
      <text:p text:style-name="First_20_paragraph">The presentation of claims is already supported by OpenID Connect spec, and can include any claims pertinent to a use case.</text:p>
      <text:p text:style-name="Text_20_body"><text:soft-page-break/>As specified in OpenID Connect Core, <text:a xlink:type="simple" xlink:href="https://openid.net/specs/openid-connect-core-1_0.html#AggregatedDistributedClaims" text:style-name="Internet_20_link" text:visited-style-name="Visited_20_Internet_20_Link"><text:span text:style-name="Definition">aggregated and distributed claims</text:span></text:a> can be used in responses, including in Self-Issued ID Tokens. For instance, National eID claims, such as claims from EIDAS claim providers, could be represented in that way.</text:p>
      <text:p text:style-name="Text_20_body">If relevant to the use case, some claims can use <text:a xlink:type="simple" xlink:href="https://w3c.github.io/vc-data-model/#json-web-token" text:style-name="Internet_20_link" text:visited-style-name="Visited_20_Internet_20_Link"><text:span text:style-name="Definition">JWT claim definitions</text:span></text:a> from W3C Verifiable Credentials spec. Note that OpenID Connect does not define validation rules for claims issued by third parties, as they are, in general, specific to the use case.</text:p>
      <text:h text:style-name="Heading_20_3" text:outline-level="3">Signed Request Objects</text:h>
      <text:p text:style-name="First_20_paragraph">The SIOP specification provides the option to encode the authorization request as a request object. The request object could be used by the SIOP to authenticate the RP. In that case, the RP could choose to include a <text:span text:style-name="T2">did</text:span> claim in the request object. The signing key of the request object must correlate with one of the keys in the DID Document associated with the DID in the <text:span text:style-name="T2">did</text:span> claim.</text:p>
      <text:h text:style-name="Heading_20_3" text:outline-level="3">Non-SIOP OpenID Connect Flows</text:h>
      <text:p text:style-name="First_20_paragraph">Although currently specified non-self-issued OpenID Connect authentication flows (either <text:a xlink:type="simple" xlink:href="https://openid.net/specs/openid-connect-core-1_0.html#CodeFlowAuth" text:style-name="Internet_20_link" text:visited-style-name="Visited_20_Internet_20_Link"><text:span text:style-name="Definition">Auth Code</text:span></text:a> or <text:a xlink:type="simple" xlink:href="https://openid.net/specs/openid-connect-core-1_0.html#ImplicitFlowAuth" text:style-name="Internet_20_link" text:visited-style-name="Visited_20_Internet_20_Link"><text:span text:style-name="Definition">Implicit</text:span></text:a>) cannot be used to prove control of a DID (since they lack the public key as the identifier of the subject of the identity), they can still be useful in associating a particular subject/user with a DID. Specifically, a <text:span text:style-name="T2">did</text:span> claim could be returned as a UserInfo or ID Token claim, which means that the OP is asserting that the DID is associated with the End User.</text:p>
      <text:h text:style-name="Heading_20_2" text:outline-level="2">Conclusions</text:h>
      <text:p text:style-name="First_20_paragraph">Reuse of the OpenID Connect Self-Issued mechanism to prove control of a DID is effective and straightforward. The authors believe that reusing this mechanism will be important in promoting DID adoption by defining a bridge to the successful OpenID Connect protocol.</text:p>
      <text:h text:style-name="Heading_20_2" text:outline-level="2">Open Questions</text:h>
      <text:p text:style-name="First_20_paragraph">To be explored and specified further:</text:p>
      <text:list xml:id="list745459394787497299" text:style-name="L9">
        <text:list-item>
          <text:p text:style-name="P29">Use case where the Self-Issued flow is being initiated from a Desktop browser (or other environment that does not have a protocol handler installed). Current deployed or proposed solutions:</text:p>
          <text:list text:style-name="L10">
            <text:list-item>
              <text:p text:style-name="P30">This is currently being solved by methods like uPort via a combination of QR code which contains a JWT request that includes the response callback of the RP.</text:p>
            </text:list-item>
            <text:list-item>
              <text:p text:style-name="P38">This potentially could be solved by an agreed-upon site hosted by the community, “Log in with SSI”, that would redirect desktop user to a page that shows the QR code.</text:p>
            </text:list-item>
          </text:list>
        </text:list-item>
      </text:list>
      <text:h text:style-name="Heading_20_2" text:outline-level="2"/>
      <text:h text:style-name="P3" text:outline-level="2">Bibliography / Previous Papers and Proposals</text:h>
      <text:list xml:id="list1889118238633988865" text:style-name="L11">
        <text:list-item>
          <text:p text:style-name="P31"><text:a xlink:type="simple" xlink:href="https://github.com/WebOfTrustInfo/rwot8-barcelona/blob/master/topics-and-advance-readings/oidc-profile-for-ssi.md" text:style-name="Internet_20_link" text:visited-style-name="Visited_20_Internet_20_Link"><text:span text:style-name="Definition">OIDC Profile for SSI</text:span></text:a> by Oliver Terbu, Andres Junge</text:p>
        </text:list-item>
        <text:list-item>
          <text:p text:style-name="P31"><text:a xlink:type="simple" xlink:href="https://github.com/WebOfTrustInfo/rwot8-barcelona/blob/master/topics-and-advance-readings/Proof_of_Key_Ownership_with_OpenID_Connect_Self-Issued_Identities.md" text:style-name="Internet_20_link" text:visited-style-name="Visited_20_Internet_20_Link"><text:span text:style-name="Definition">Proof of Key Ownership with OpenID Connect Self-Issued Identities</text:span></text:a> by Michael B. Jones</text:p>
        </text:list-item>
        <text:list-item>
          <text:p text:style-name="P31"><text:a xlink:type="simple" xlink:href="https://github.com/WebOfTrustInfo/rwot6-santabarbara/blob/master/final-documents/did-auth.md" text:style-name="Internet_20_link" text:visited-style-name="Visited_20_Internet_20_Link"><text:span text:style-name="Definition">Introduction to DID Auth</text:span></text:a> by Markus Sabadello, Kyle Den Hartog, Christian Lundkvist, Cedric Franz, Alberto Elias, Andrew Hughes, John Jordan, Dmitri Zagidulin</text:p>
        </text:list-item>
        <text:list-item>
          <text:p text:style-name="P39"><text:a xlink:type="simple" xlink:href="https://iiw.idcommons.net/Open_ID_v._FIDO_v._SSI" text:style-name="Internet_20_link" text:visited-style-name="Visited_20_Internet_20_Link"><text:span text:style-name="Definition">Open ID v. FIDO v. SSI</text:span></text:a></text:p>
        </text:list-item>
      </text:list>
      <text:h text:style-name="Heading_20_3" text:outline-level="3">Related Specs and References</text:h>
      <text:list xml:id="list5594021651334768065" text:style-name="L12">
        <text:list-item>
          <text:p text:style-name="P32"><text:a xlink:type="simple" xlink:href="https://openid.net/specs/openid-connect-core-1_0.html" text:style-name="Internet_20_link" text:visited-style-name="Visited_20_Internet_20_Link">https://openid.net/specs/openid-connect-core-1_0.html</text:a> , [OIDC]</text:p>
        </text:list-item>
        <text:list-item>
          <text:p text:style-name="P32"><text:a xlink:type="simple" xlink:href="https://www.youtube.com/watch?v=tTeN_SxQ_OI" text:style-name="Internet_20_link" text:visited-style-name="Visited_20_Internet_20_Link">https://www.youtube.com/watch?v=tTeN_SxQ_OI</text:a> , [NSvideo18]</text:p>
        </text:list-item>
        <text:list-item>
          <text:p text:style-name="P32"><text:a xlink:type="simple" xlink:href="https://nat.sakimura.org/2018/12/11/todo-list-for-self-issued-op/" text:style-name="Internet_20_link" text:visited-style-name="Visited_20_Internet_20_Link">https://nat.sakimura.org/2018/12/11/todo-list-for-self-issued-op/</text:a> , [NSblog18]</text:p>
        </text:list-item>
        <text:list-item>
          <text:p text:style-name="P32"><text:a xlink:type="simple" xlink:href="https://iiw.idcommons.net/OIDC_DID-Auth_Profile" text:style-name="Internet_20_link" text:visited-style-name="Visited_20_Internet_20_Link">https://iiw.idcommons.net/OIDC_DID-Auth_Profile</text:a> , [II18]</text:p>
        </text:list-item>
        <text:list-item>
          <text:p text:style-name="P40"><text:a xlink:type="simple" xlink:href="https://w3c.github.io/vc-data-model/#json-web-token" text:style-name="Internet_20_link" text:visited-style-name="Visited_20_Internet_20_Link">https://w3c.github.io/vc-data-model/#json-web-token</text:a> , [W3C]</text:p>
        </text:list-item>
      </text:list>
      <text:p text:style-name="P5"/>
      <text:p text:style-name="P16"><draw:frame draw:style-name="fr2" draw:name="graphics2" text:anchor-type="paragraph" svg:x="5.5063in" svg:y="0.1591in" svg:width="1.5in" svg:height="1.6098in" draw:z-index="1"><draw:image xlink:href="../../../../../../Dropbox/RWOT/wot-logo.png" xlink:type="simple" xlink:show="embed" xlink:actuate="onLoad"/></draw:frame>Additional Credits</text:p>
      <text:p text:style-name="P7"><text:span text:style-name="T8">Lead Authors:</text:span> Oliver Terbu and Dmitri Zagidulin</text:p>
      <text:p text:style-name="P7"><text:span text:style-name="T8">Authors:</text:span> Ivan Basart, Egido Casati, Michael B. Jones, Andrés Junge, <text:s text:c="30"/>and David Stark </text:p>
      <text:p text:style-name="P5"/>
      <text:p text:style-name="P9">Sample APA Citation:</text:p>
      <text:p text:style-name="P7"><text:span text:style-name="Definition"><text:span text:style-name="T3">Basart, I., Casati, E., Jones, M.B., Junge, A., Stark, D., Terbu, O. and Zagidulin, D. (2019). <text:s/>Using OpenID Connect Self-Issued to Achieve DID Auth. </text:span></text:span><text:span text:style-name="T1">Rebooting the Web of Trust VIII</text:span><text:span text:style-name="T4">. Retrieved from </text:span><text:a xlink:type="simple" xlink:href="https://github.com/WebOfTrustInfo/rwot8-barcelona/blob/master/final-documents/did-auth-oidc.pdf" text:style-name="Internet_20_link" text:visited-style-name="Visited_20_Internet_20_Link"><text:span text:style-name="T4">https://github.com/WebOfTrustInfo/rwot8-barcelona/blob/master/final-documents/did-auth-oidc.pdf</text:span></text:a><text:span text:style-name="T4">.</text:span></text:p>
      <text:p text:style-name="P18"><text:span text:style-name="T4">This paper is licensed under </text:span><text:a xlink:type="simple" xlink:href="https://creativecommons.org/licenses/by/4.0/" text:style-name="Internet_20_link" text:visited-style-name="Visited_20_Internet_20_Link"><text:span text:style-name="T4">CC-BY-4.0</text:span></text:a><text:span text:style-name="T4">.</text:span></text:p>
      <text:p text:style-name="P5"/>
      <text:h text:style-name="Heading_20_3" text:outline-level="3">About Rebooting the Web of Trust</text:h>
      <text:p text:style-name="P7"><text:span text:style-name="T1">This paper was produced as part of the </text:span><text:a xlink:type="simple" xlink:href="https://github.com/WebOfTrustInfo/rwot8-barcelona" text:style-name="Internet_20_link" text:visited-style-name="Visited_20_Internet_20_Link"><text:span text:style-name="T1">Rebooting the Web of Trust VIII</text:span></text:a><text:span text:style-name="T1"> design workshop. On March 1</text:span><text:span text:style-name="T6">st</text:span><text:span text:style-name="T1"> to 3</text:span><text:span text:style-name="T6">rd</text:span><text:span text:style-name="T1">, 2019, over 80 tech visionaries came together in Barcelona, Spain <text:s/>to talk about the future of decentralized trust on the internet with the goal of writing at least 5 white papers and specs. This is one of them.</text:span></text:p>
      <text:p text:style-name="P19"><text:span text:style-name="T8">RWOT Board of Directors:</text:span><text:span text:style-name="T7"> </text:span>Christopher Allen, Joe Andrieu, Kim Hamilton Duffy</text:p>
      <text:p text:style-name="P19"><text:span text:style-name="T8">Silver Sponsors:</text:span> <text:bookmark text:name="docs-internal-guid-945c8590-7fff-9a2a-1321-b2e8b619fee3"/>Caelum Labs, Digital Contract Design, Generalitat de Catalunya, Protocol Labs, Venn Agency</text:p>
      <text:p text:style-name="P19"><text:bookmark text:name="docs-internal-guid-15d940f7-7fff-f320-7950-f2aaf98f0292"/><text:span text:style-name="T8">Additional Sponsors:</text:span><text:span text:style-name="T7"> </text:span>Validated ID, PTB Ventures</text:p>
      <text:p text:style-name="P19"><text:span text:style-name="T8">Community Sponsors: </text:span><text:bookmark text:name="docs-internal-guid-87f872b8-7fff-1366-169b-e97e8dd5eb6a"/>Blockchain Commons, Digital Bazaar, In Turn Information Management Consulting, <text:soft-page-break/>Learning Machine, Legendary Requirements</text:p>
      <text:p text:style-name="P15"><text:span text:style-name="T9">Workshop Credits:</text:span> Christopher Allen (Founder), Joe Andrieu (Producer and Facilitator), Shannon Appelcline (Editor-in-chief), and Carlotta Cataldi (Graphical Recorder)</text:p>
      <text:p text:style-name="P10">Thanks to our other contributors and sponsors!</text:p>
      <text:h text:style-name="Heading_20_3" text:outline-level="3">What’s Next?</text:h>
      <text:p text:style-name="P7">The design workshop and this paper are just starting points for Rebooting the Web of Trust. If you have any comments, thoughts, or expansions on this paper, please post them to our GitHub issues page:</text:p>
      <text:p text:style-name="P7"><text:tab/><text:a xlink:type="simple" xlink:href="https://github.com/WebOfTrustInfo/rwot8/issues" text:style-name="Internet_20_link" text:visited-style-name="Visited_20_Internet_20_Link">https://github.com/WebOfTrustInfo/rwot8/issues</text:a> </text:p>
      <text:p text:style-name="P7">The ninth Rebooting the Web of Trust design workshop is scheduled for September 3<text:span text:style-name="T5">rd</text:span>-6<text:span text:style-name="T5">th</text:span> 2019 in Prague, The Czech Republic. If you’d like to be involved or would like to help sponsor the event, email: </text:p>
      <text:p text:style-name="P2"><text:tab/><text:a xlink:type="simple" xlink:href="mailto:rwot-leadership@googlegroups.com" text:style-name="Internet_20_link" text:visited-style-name="Visited_20_Internet_20_Link">rwot-leadership@googlegroups.com</text: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FMono-Regular" svg:font-family="SFMono-Regular, Consolas, 'Liberation Mono', Menlo, monospace"/>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style:text-properties style:font-name="CMU Sans Serif" fo:font-size="10pt" fo:font-style="italic" fo:font-weight="600"/>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paragraph-properties fo:background-color="transparent">
        <style:background-image/>
      </style:paragraph-properties>
      <style:text-properties style:font-name="CMU Serif2" fo:font-size="10pt" fo:font-weight="normal"/>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date style:data-style-name="N84" text:date-value="2019-08-20T14:42:08" text:fixed="true">2019-08-20</text:date><text:tab/><text:title>OIDC DID Auth</text:title> 1.0<text:tab/><text:page-number text:select-page="current">7</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IDC DID Auth</dc:title>
    <dc:date>2019-09-17T16:37:57</dc:date>
    <dc:creator>Shannon Appelcline</dc:creator>
    <meta:editing-duration>PT1H4M52S</meta:editing-duration>
    <meta:editing-cycles>12</meta:editing-cycles>
    <meta:generator>OpenOffice/4.1.5$Unix OpenOffice.org_project/415m1$Build-9789</meta:generator>
    <meta:document-statistic meta:table-count="0" meta:image-count="2" meta:object-count="0" meta:page-count="8" meta:paragraph-count="162" meta:word-count="2004" meta:character-count="13352"/>
  </office:meta>
</office:document-meta>
</file>